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itle">
      <style:text-properties officeooo:rsid="000bc6a3" officeooo:paragraph-rsid="000bc6a3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18f0e2" officeooo:paragraph-rsid="0018f0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月兒</text:p>
      <text:p text:style-name="P1"/>
      <text:p text:style-name="P1">花間小巷庭院花</text:p>
      <text:p text:style-name="P1">三千煩惱一日消</text:p>
      <text:p text:style-name="P1">柳月嚶櫻桃花露</text:p>
      <text:p text:style-name="P1">秋水幽幽畫君容</text:p>
      <text:p text:style-name="P1">縱使郎兒淚滿面</text:p>
      <text:p text:style-name="P1">月下同飲不同眠</text:p>
      <text:p text:style-name="P1"/>
      <text:p text:style-name="P1">-------------------------------------------------</text:p>
      <text:p text:style-name="P1">走過花香滿徑的小巷</text:p>
      <text:p text:style-name="P1">來到栽滿鮮花的庭院</text:p>
      <text:p text:style-name="P1">你的笑容和柔情</text:p>
      <text:p text:style-name="P1">感染了我一天的心情</text:p>
      <text:p text:style-name="P1">縱使有三千年的煩惱</text:p>
      <text:p text:style-name="P1">只要有你在</text:p>
      <text:p text:style-name="P1">也會頓時消逝得無影無蹤</text:p>
      <text:p text:style-name="P1"/>
      <text:p text:style-name="P1">柳上一彎新月</text:p>
      <text:p text:style-name="P1">照着如嚶嚶紅脣的櫻桃</text:p>
      <text:p text:style-name="P1">盛開的桃花</text:p>
      <text:p text:style-name="P1">凝結着醉人的夜色甘露</text:p>
      <text:p text:style-name="P1">你明眸的雙眼映出了秋水</text:p>
      <text:p text:style-name="P1">照着了快樂的我</text:p>
      <text:p text:style-name="P1"/>
      <text:p text:style-name="P1">如今天各一方</text:p>
      <text:p text:style-name="P1">對月同飲</text:p>
      <text:p text:style-name="P1">只剩舊時景</text:p>
      <text:p text:style-name="P1">縱使思念疼出了眼淚</text:p>
      <text:p text:style-name="P1"><text:soft-page-break/>枕邊也依舊沒有你</text:p>
      <text:p text:style-name="P1"/>
      <text:p text:style-name="P1">------</text:p>
      <text:p text:style-name="P4">2021.8.2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27T14:40:53.887884084</dc:date>
    <meta:editing-duration>PT21M1S</meta:editing-duration>
    <meta:editing-cycles>15</meta:editing-cycles>
    <meta:document-statistic meta:table-count="0" meta:image-count="0" meta:object-count="0" meta:page-count="2" meta:paragraph-count="28" meta:word-count="187" meta:character-count="249" meta:non-whitespace-character-count="248"/>
  </office:meta>
</office:document-meta>
</file>